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Verdana" svg:font-family="Verdana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may-break-between-rows="false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0.3cm"/>
    </style:style>
    <style:style style:name="Tabelle1.C" style:family="table-column">
      <style:table-column-properties style:column-width="13.908cm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1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A4" style:family="table-cell">
      <style:table-cell-properties fo:background-color="transparent" fo:padding="0.097cm" fo:border="none">
        <style:background-image/>
      </style:table-cell-properties>
    </style:style>
    <style:style style:name="Tabelle1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1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1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1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Tabelle2" style:family="table">
      <style:table-properties style:width="17.013cm" fo:margin-left="0cm" fo:break-before="auto" fo:break-after="auto" table:align="left" fo:keep-with-next="auto" style:may-break-between-rows="false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0.3cm"/>
    </style:style>
    <style:style style:name="Tabelle2.C" style:family="table-column">
      <style:table-column-properties style:column-width="13.908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2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A3" style:family="table-cell">
      <style:table-cell-properties fo:background-color="transparent" fo:padding="0.097cm" fo:border="none">
        <style:background-image/>
      </style:table-cell-properties>
    </style:style>
    <style:style style:name="Tabelle2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2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2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2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042cbf" officeooo:paragraph-rsid="00042cbf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1f8ed9" officeooo:paragraph-rsid="001f8ed9" style:font-size-asian="11.4499998092651pt" style:font-size-complex="13.050000190734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97eb53" officeooo:paragraph-rsid="00144642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officeooo:paragraph-rsid="00344662" style:font-size-asian="9.5pt" style:font-size-complex="10.8999996185303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fo:font-weight="bold" officeooo:paragraph-rsid="00344662" style:font-size-asian="9.5pt" style:font-weight-asian="bold" style:font-size-complex="10.8999996185303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99b870" officeooo:paragraph-rsid="0099b870" style:font-size-asian="9.5pt" style:font-style-asian="normal" style:font-size-complex="10.8999996185303pt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f6e49" officeooo:paragraph-rsid="003f6e49" style:font-size-asian="9.5pt" style:font-style-asian="normal" style:font-size-complex="10.8999996185303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officeooo:rsid="00344662" officeooo:paragraph-rsid="00344662" style:font-size-asian="11.4499998092651pt" style:font-style-asian="normal" style:font-size-complex="13.0500001907349pt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officeooo:rsid="003f6e49" officeooo:paragraph-rsid="003f6e49" style:font-size-asian="11.4499998092651pt" style:font-style-asian="normal" style:font-size-complex="13.0500001907349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officeooo:rsid="0099b870" officeooo:paragraph-rsid="0099b870" style:font-size-asian="11.4499998092651pt" style:font-style-asian="normal" style:font-size-complex="13.0500001907349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officeooo:rsid="0099b870" officeooo:paragraph-rsid="003f6e49" style:font-size-asian="11.4499998092651pt" style:font-style-asian="normal" style:font-size-complex="13.0500001907349pt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5pt" fo:font-style="normal" fo:font-weight="bold" officeooo:rsid="00344662" officeooo:paragraph-rsid="004151a3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1" fo:font-size="12pt" fo:font-style="italic" officeooo:rsid="00311b6f" officeooo:paragraph-rsid="00344662" style:font-size-asian="11.4499998092651pt" style:font-style-asian="italic" style:font-size-complex="13.0500001907349pt" style:font-style-complex="italic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555753" style:font-name="Open Sans1" fo:font-size="12pt" fo:font-style="italic" officeooo:rsid="00311b6f" officeooo:paragraph-rsid="00344662" style:font-size-asian="11.4499998092651pt" style:font-style-asian="italic" style:font-size-complex="13.0500001907349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1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1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535f4b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344662" officeooo:paragraph-rsid="0042b7fd" style:font-size-asian="11.4499998092651pt" style:font-style-asian="normal" style:font-weight-asian="normal" style:font-size-complex="13.0500001907349pt" style:font-style-complex="normal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91c134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42b7fd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42b7fd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42b7fd" officeooo:paragraph-rsid="00448c69" style:font-size-asian="11.4499998092651pt" style:font-style-asian="normal" style:font-weight-asian="normal" style:font-size-complex="13.0500001907349pt" style:font-style-complex="normal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562490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97eb53" officeooo:paragraph-rsid="0097eb53" style:font-size-asian="11.4499998092651pt" style:font-style-asian="normal" style:font-weight-asian="normal" style:font-size-complex="13.0500001907349pt" style:font-style-complex="normal" style:font-weight-complex="normal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97eb53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991338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1" fo:font-size="10pt" fo:font-style="normal" fo:font-weight="normal" officeooo:rsid="00595132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1" fo:font-size="10pt" fo:font-style="normal" fo:font-weight="normal" officeooo:rsid="00595132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1" fo:font-size="10pt" fo:font-style="normal" fo:font-weight="normal" officeooo:rsid="00595132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1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1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1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1" fo:font-size="12pt" fo:font-style="normal" fo:font-weight="normal" officeooo:rsid="00991338" officeooo:paragraph-rsid="00991338" style:font-size-asian="11.4499998092651pt" style:font-style-asian="normal" style:font-weight-asian="normal" style:font-size-complex="13.0500001907349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Open Sans1" fo:font-size="12pt" style:font-size-asian="11.4499998092651pt" style:font-size-complex="13.0500001907349pt"/>
    </style:style>
    <style:style style:name="P42" style:family="paragraph" style:parent-style-name="Table_20_Contents">
      <style:paragraph-properties fo:text-align="start" style:justify-single-word="false"/>
      <style:text-properties style:font-name="Open Sans1" fo:font-size="12pt" officeooo:paragraph-rsid="00448c69" style:font-size-asian="11.4499998092651pt" style:font-size-complex="13.0500001907349pt"/>
    </style:style>
    <style:style style:name="P43" style:family="paragraph" style:parent-style-name="Table_20_Contents">
      <style:paragraph-properties fo:text-align="start" style:justify-single-word="false"/>
      <style:text-properties style:font-name="Open Sans1" fo:font-size="12pt" officeooo:paragraph-rsid="0047f79e" style:font-size-asian="11.4499998092651pt" style:font-size-complex="13.0500001907349pt"/>
    </style:style>
    <style:style style:name="P44" style:family="paragraph" style:parent-style-name="Table_20_Contents">
      <style:paragraph-properties fo:text-align="start" style:justify-single-word="false"/>
      <style:text-properties style:font-name="Open Sans1" fo:font-size="12pt" officeooo:rsid="001ddc90" officeooo:paragraph-rsid="001ddc90" style:font-size-asian="11.4499998092651pt" style:font-size-complex="13.0500001907349pt"/>
    </style:style>
    <style:style style:name="P45" style:family="paragraph" style:parent-style-name="Table_20_Contents">
      <style:paragraph-properties fo:text-align="start" style:justify-single-word="false"/>
      <style:text-properties style:font-name="Open Sans1" fo:font-size="12pt" officeooo:rsid="001ddc90" officeooo:paragraph-rsid="00448c69" style:font-size-asian="11.4499998092651pt" style:font-size-complex="13.0500001907349pt"/>
    </style:style>
    <style:style style:name="P46" style:family="paragraph" style:parent-style-name="Table_20_Contents">
      <style:paragraph-properties fo:text-align="start" style:justify-single-word="false"/>
      <style:text-properties style:font-name="Open Sans1" fo:font-size="12pt" officeooo:rsid="001ede60" officeooo:paragraph-rsid="001ede60" style:font-size-asian="11.4499998092651pt" style:font-size-complex="13.0500001907349pt"/>
    </style:style>
    <style:style style:name="P47" style:family="paragraph" style:parent-style-name="Table_20_Contents">
      <style:paragraph-properties fo:text-align="start" style:justify-single-word="false"/>
      <style:text-properties style:font-name="Open Sans1" fo:font-size="12pt" officeooo:rsid="001ede60" officeooo:paragraph-rsid="00448c69" style:font-size-asian="11.4499998092651pt" style:font-size-complex="13.0500001907349pt"/>
    </style:style>
    <style:style style:name="P48" style:family="paragraph" style:parent-style-name="Table_20_Contents">
      <style:paragraph-properties fo:text-align="start" style:justify-single-word="false"/>
      <style:text-properties style:font-name="Open Sans1" fo:font-size="12pt" fo:font-weight="bold" style:font-size-asian="11.4499998092651pt" style:font-weight-asian="bold" style:font-size-complex="13.050000190734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52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weight="bold" officeooo:paragraph-rsid="00873646" style:font-size-asian="11.4499998092651pt" style:font-weight-asian="bold" style:font-size-complex="13.0500001907349pt" style:font-weight-complex="bold"/>
    </style:style>
    <style:style style:name="P53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weight="bold" officeooo:paragraph-rsid="008defc9" style:font-size-asian="11.4499998092651pt" style:font-weight-asian="bold" style:font-size-complex="13.050000190734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Open Sans1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55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style="italic" fo:font-weight="bold" officeooo:paragraph-rsid="008d44b9" style:font-size-asian="11.4499998092651pt" style:font-style-asian="italic" style:font-weight-asian="bold" style:font-size-complex="13.0500001907349pt" style:font-style-complex="italic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Open Sans1" fo:font-size="2pt" style:font-size-asian="1.89999997615814pt" style:font-size-complex="2.15000009536743pt"/>
    </style:style>
    <style:style style:name="P57" style:family="paragraph" style:parent-style-name="Table_20_Contents">
      <style:paragraph-properties fo:text-align="start" style:justify-single-word="false"/>
      <style:text-properties style:font-name="Open Sans1" fo:font-size="2pt" officeooo:paragraph-rsid="00448c69" style:font-size-asian="1.89999997615814pt" style:font-size-complex="2.15000009536743pt"/>
    </style:style>
    <style:style style:name="P58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1ddc90" style:font-size-asian="1.89999997615814pt" style:font-size-complex="2.15000009536743pt"/>
    </style:style>
    <style:style style:name="P59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1ede60" style:font-size-asian="1.89999997615814pt" style:font-size-complex="2.15000009536743pt"/>
    </style:style>
    <style:style style:name="P60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448c69" style:font-size-asian="1.89999997615814pt" style:font-size-complex="2.15000009536743pt"/>
    </style:style>
    <style:style style:name="P61" style:family="paragraph" style:parent-style-name="Table_20_Contents">
      <style:paragraph-properties fo:text-align="end" style:justify-single-word="false">
        <style:tab-stops/>
      </style:paragraph-properties>
      <style:text-properties style:font-name="Open Sans1" fo:font-size="10pt" fo:font-style="normal" fo:font-weight="normal" officeooo:rsid="00448c6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text-align="end" style:justify-single-word="false">
        <style:tab-stops/>
      </style:paragraph-properties>
      <style:text-properties style:font-name="Open Sans1" fo:font-size="10pt" fo:font-style="normal" fo:font-weight="normal" officeooo:rsid="00448c6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1" fo:font-size="10pt" fo:font-style="normal" fo:font-weight="normal" officeooo:rsid="001f8ed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1" fo:font-size="10pt" fo:font-style="normal" fo:font-weight="normal" officeooo:rsid="001f8ed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Open Sans1" fo:font-size="12pt" fo:font-style="normal" fo:font-weight="normal" officeooo:rsid="0097eb53" officeooo:paragraph-rsid="0097eb53" style:font-size-asian="11.4499998092651pt" style:font-style-asian="normal" style:font-weight-asian="normal" style:font-size-complex="13.0500001907349pt" style:font-style-complex="normal" style:font-weight-complex="normal"/>
    </style:style>
    <style:style style:name="P6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1" fo:font-size="15pt" officeooo:paragraph-rsid="0023bd26" style:font-size-asian="15pt" style:font-size-complex="15pt"/>
    </style:style>
    <style:style style:name="P6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1" fo:font-size="15pt" officeooo:paragraph-rsid="0023bd26" style:font-size-asian="15pt" style:font-size-complex="15pt"/>
    </style:style>
    <style:style style:name="P6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1" fo:font-size="15pt" officeooo:paragraph-rsid="00448c69" style:font-size-asian="15pt" style:font-size-complex="15pt"/>
    </style:style>
    <style:style style:name="P6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1" fo:font-size="15pt" officeooo:paragraph-rsid="00448c69" style:font-size-asian="15pt" style:font-size-complex="15pt"/>
    </style:style>
    <style:style style:name="P70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rsid="0023bd26" officeooo:paragraph-rsid="0023bd26" style:font-size-asian="15pt" style:font-size-complex="15pt"/>
    </style:style>
    <style:style style:name="P71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rsid="0023bd26" officeooo:paragraph-rsid="00448c69" style:font-size-asian="15pt" style:font-size-complex="15pt"/>
    </style:style>
    <style:style style:name="P72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1b78bf" style:font-size-asian="15pt" style:font-size-complex="15pt"/>
    </style:style>
    <style:style style:name="P7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1ddc90" style:font-size-asian="15pt" style:font-size-complex="15pt"/>
    </style:style>
    <style:style style:name="P74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1ddc90" style:font-size-asian="15pt" style:font-size-complex="15pt"/>
    </style:style>
    <style:style style:name="P7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1ede60" style:font-size-asian="15pt" style:font-size-complex="15pt"/>
    </style:style>
    <style:style style:name="P7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448c69" style:font-size-asian="15pt" style:font-size-complex="15pt"/>
    </style:style>
    <style:style style:name="P7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448c69" style:font-size-asian="15pt" style:font-size-complex="15pt"/>
    </style:style>
    <style:style style:name="P78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1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79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1" fo:font-size="15pt" fo:font-style="normal" officeooo:rsid="001f8ed9" officeooo:paragraph-rsid="00448c69" style:font-size-asian="15pt" style:font-style-asian="normal" style:font-size-complex="15pt" style:font-style-complex="normal"/>
    </style:style>
    <style:style style:name="P8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23bd26" style:font-size-asian="8pt" style:font-style-asian="normal" style:font-weight-asian="bold" style:font-size-complex="8pt" style:font-style-complex="normal" style:font-weight-complex="bold"/>
    </style:style>
    <style:style style:name="P8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2b332a" style:font-size-asian="8pt" style:font-style-asian="normal" style:font-weight-asian="bold" style:font-size-complex="8pt" style:font-style-complex="normal" style:font-weight-complex="bold"/>
    </style:style>
    <style:style style:name="P8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448c69" style:font-size-asian="8pt" style:font-style-asian="normal" style:font-weight-asian="bold" style:font-size-complex="8pt" style:font-style-complex="normal" style:font-weight-complex="bold"/>
    </style:style>
    <style:style style:name="P8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97eb53" officeooo:paragraph-rsid="0097eb53" style:font-size-asian="10pt" style:font-weight-asian="normal" style:font-size-complex="10pt" style:font-weight-complex="normal"/>
    </style:style>
    <style:style style:name="P84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97eb53" officeooo:paragraph-rsid="001ede60" style:font-size-asian="10pt" style:font-weight-asian="normal" style:font-size-complex="10pt" style:font-weight-complex="normal"/>
    </style:style>
    <style:style style:name="P85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style="italic" fo:font-weight="normal" officeooo:rsid="0097eb53" officeooo:paragraph-rsid="0097eb53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bold" officeooo:rsid="00c43247" officeooo:paragraph-rsid="009bceca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44662" officeooo:paragraph-rsid="009bceca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5pt" fo:font-style="normal" fo:font-weight="bold" officeooo:rsid="00344662" officeooo:paragraph-rsid="009bceca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1" fo:font-size="10pt" fo:font-style="italic" officeooo:rsid="00311b6f" officeooo:paragraph-rsid="009bceca" style:font-size-asian="10pt" style:font-style-asian="italic" style:font-size-complex="10pt" style:font-style-complex="italic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20pt" officeooo:paragraph-rsid="009bceca" style:font-size-asian="20pt" style:font-size-complex="20pt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9bceca" officeooo:paragraph-rsid="009bceca" style:font-size-asian="14.3000001907349pt" style:font-size-complex="16.3500003814697pt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042cbf" officeooo:paragraph-rsid="009bceca" style:font-size-asian="14.3000001907349pt" style:font-size-complex="16.3500003814697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bb7425" officeooo:paragraph-rsid="009bceca" style:font-size-asian="11.4499998092651pt" style:font-size-complex="13.0500001907349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1f8ed9" officeooo:paragraph-rsid="009bceca" style:font-size-asian="11.4499998092651pt" style:font-size-complex="13.0500001907349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fo:font-weight="bold" officeooo:paragraph-rsid="009bceca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officeooo:paragraph-rsid="009bceca" style:font-size-asian="10pt" style:font-size-complex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1" fo:font-size="15pt" fo:font-weight="bold" officeooo:rsid="001f8ed9" officeooo:paragraph-rsid="009bceca" style:font-size-asian="15pt" style:font-weight-asian="bold" style:font-size-complex="15pt" style:font-weight-complex="bold"/>
    </style:style>
    <style:style style:name="P10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104" style:family="paragraph" style:parent-style-name="Standard">
      <style:text-properties fo:color="#babdb6" style:font-name="Open Sans1" fo:font-size="12pt" officeooo:rsid="009cb4ee" officeooo:paragraph-rsid="009cb4ee" style:font-size-asian="12pt" style:font-size-complex="12pt"/>
    </style:style>
    <style:style style:name="P105" style:family="paragraph" style:parent-style-name="Standard">
      <style:text-properties style:font-name="Open Sans1" fo:font-size="12pt" officeooo:paragraph-rsid="009bceca" style:font-size-asian="12pt" style:font-size-complex="12pt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107" style:family="paragraph" style:parent-style-name="Table_20_Contents" style:list-style-name="L2">
      <style:paragraph-properties fo:text-align="start" style:justify-single-word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1" fo:font-size="10pt" fo:font-style="normal" fo:font-weight="normal" officeooo:rsid="001f8ed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Open Sans1" fo:font-size="12pt" officeooo:paragraph-rsid="009bceca" style:font-size-asian="11.4499998092651pt" style:font-size-complex="13.0500001907349pt"/>
    </style:style>
    <style:style style:name="P110" style:family="paragraph" style:parent-style-name="Table_20_Contents">
      <style:paragraph-properties fo:text-align="start" style:justify-single-word="false"/>
      <style:text-properties style:font-name="Open Sans1" fo:font-size="12pt" officeooo:rsid="001ddc90" officeooo:paragraph-rsid="009bceca" style:font-size-asian="11.4499998092651pt" style:font-size-complex="13.0500001907349pt"/>
    </style:style>
    <style:style style:name="P111" style:family="paragraph" style:parent-style-name="Table_20_Contents">
      <style:paragraph-properties fo:text-align="start" style:justify-single-word="false"/>
      <style:text-properties style:font-name="Open Sans1" fo:font-size="12pt" officeooo:rsid="001ede60" officeooo:paragraph-rsid="009bceca" style:font-size-asian="11.4499998092651pt" style:font-size-complex="13.0500001907349pt"/>
    </style:style>
    <style:style style:name="P112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113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Open Sans1" fo:font-size="2pt" officeooo:paragraph-rsid="009bceca" style:font-size-asian="1.89999997615814pt" style:font-size-complex="2.15000009536743pt"/>
    </style:style>
    <style:style style:name="P117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9bceca" style:font-size-asian="1.89999997615814pt" style:font-size-complex="2.15000009536743pt"/>
    </style:style>
    <style:style style:name="P118" style:family="paragraph" style:parent-style-name="Table_20_Contents">
      <style:paragraph-properties fo:text-align="end" style:justify-single-word="false">
        <style:tab-stops/>
      </style:paragraph-properties>
      <style:text-properties style:font-name="Open Sans1" fo:font-size="10pt" fo:font-style="normal" fo:font-weight="normal" officeooo:rsid="00448c6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9bceca" style:font-size-asian="8pt" style:font-style-asian="normal" style:font-weight-asian="bold" style:font-size-complex="8pt" style:font-style-complex="normal" style:font-weight-complex="bold"/>
    </style:style>
    <style:style style:name="P12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1" fo:font-size="15pt" fo:font-style="normal" officeooo:rsid="001f8ed9" officeooo:paragraph-rsid="009bceca" style:font-size-asian="15pt" style:font-style-asian="normal" style:font-size-complex="15pt" style:font-style-complex="normal"/>
    </style:style>
    <style:style style:name="P121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1" fo:font-size="15pt" officeooo:paragraph-rsid="009bceca" style:font-size-asian="15pt" style:font-size-complex="15pt"/>
    </style:style>
    <style:style style:name="P122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1" fo:font-size="15pt" officeooo:paragraph-rsid="009bceca" style:font-size-asian="15pt" style:font-size-complex="15pt"/>
    </style:style>
    <style:style style:name="P12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rsid="0023bd26" officeooo:paragraph-rsid="009bceca" style:font-size-asian="15pt" style:font-size-complex="15pt"/>
    </style:style>
    <style:style style:name="P12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9bceca" style:font-size-asian="15pt" style:font-size-complex="15pt"/>
    </style:style>
    <style:style style:name="P12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9bceca" style:font-size-asian="15pt" style:font-size-complex="15pt"/>
    </style:style>
    <style:style style:name="P126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9e52e" officeooo:paragraph-rsid="009bceca" style:font-size-asian="10pt" style:font-weight-asian="normal" style:font-size-complex="10pt" style:font-weight-complex="normal"/>
    </style:style>
    <style:style style:name="P127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d23fa" officeooo:paragraph-rsid="009bceca" style:font-size-asian="10pt" style:font-weight-asian="normal" style:font-size-complex="10pt" style:font-weight-complex="normal"/>
    </style:style>
    <style:style style:name="P128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style="italic" fo:font-weight="normal" officeooo:rsid="00b9e52e" officeooo:paragraph-rsid="009bceca" style:font-size-asian="10pt" style:font-style-asian="italic" style:font-weight-asian="normal" style:font-size-complex="10pt" style:font-style-complex="italic" style:font-weight-complex="normal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344662" officeooo:paragraph-rsid="009bceca" style:font-size-asian="11.4499998092651pt" style:font-style-asian="normal" style:font-weight-asian="normal" style:font-size-complex="13.0500001907349pt" style:font-style-complex="normal" style:font-weight-complex="normal"/>
    </style:style>
    <style:style style:name="P13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1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4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5" style:family="text">
      <style:text-properties fo:color="#888a85" fo:font-size="8pt" fo:font-style="italic" officeooo:rsid="00a8af82" style:font-size-asian="8pt" style:font-style-asian="italic" style:font-size-complex="8pt" style:font-style-complex="italic"/>
    </style:style>
    <style:style style:name="T6" style:family="text">
      <style:text-properties fo:color="#888a85" fo:font-size="8pt" fo:font-style="italic" officeooo:rsid="009bceca" style:font-size-asian="8pt" style:font-style-asian="italic" style:font-size-complex="8pt" style:font-style-complex="italic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color="#000000" fo:font-style="normal" officeooo:rsid="00344662" style:font-style-asian="normal" style:font-style-complex="normal"/>
    </style:style>
    <style:style style:name="T9" style:family="text">
      <style:text-properties fo:color="#000000" fo:font-style="normal" officeooo:rsid="004151a3" style:font-style-asian="normal" style:font-style-complex="normal"/>
    </style:style>
    <style:style style:name="T10" style:family="text">
      <style:text-properties fo:color="#000000" fo:font-style="normal" officeooo:rsid="0048354c" style:font-style-asian="normal" style:font-style-complex="normal"/>
    </style:style>
    <style:style style:name="T11" style:family="text">
      <style:text-properties fo:color="#000000" fo:font-style="normal" officeooo:rsid="00a8af82" style:font-style-asian="normal" style:font-style-complex="normal"/>
    </style:style>
    <style:style style:name="T12" style:family="text">
      <style:text-properties fo:color="#000000" fo:font-style="normal" officeooo:rsid="0037a60d" style:font-style-asian="normal" style:font-style-complex="normal"/>
    </style:style>
    <style:style style:name="T13" style:family="text">
      <style:text-properties fo:color="#000000" fo:font-style="normal" officeooo:rsid="009bceca" style:font-style-asian="normal" style:font-style-complex="normal"/>
    </style:style>
    <style:style style:name="T14" style:family="text">
      <style:text-properties fo:color="#000000" fo:font-style="normal" fo:font-weight="normal" officeooo:rsid="0042b7fd" style:font-style-asian="normal" style:font-weight-asian="normal" style:font-style-complex="normal" style:font-weight-complex="normal"/>
    </style:style>
    <style:style style:name="T15" style:family="text">
      <style:text-properties fo:color="#000000" fo:font-size="12pt" fo:font-style="normal" officeooo:rsid="00311b6f" style:font-size-asian="11.4499998092651pt" style:font-style-asian="normal" style:font-size-complex="13.0500001907349pt" style:font-style-complex="normal"/>
    </style:style>
    <style:style style:name="T16" style:family="text">
      <style:text-properties fo:color="#000000" fo:font-size="12pt" fo:font-style="normal" officeooo:rsid="00344662" style:font-size-asian="11.4499998092651pt" style:font-style-asian="normal" style:font-size-complex="13.0500001907349pt" style:font-style-complex="normal"/>
    </style:style>
    <style:style style:name="T17" style:family="text">
      <style:text-properties fo:color="#000000" fo:font-size="12pt" fo:font-style="normal" officeooo:rsid="0037a60d" style:font-size-asian="11.4499998092651pt" style:font-style-asian="normal" style:font-size-complex="13.0500001907349pt" style:font-style-complex="normal"/>
    </style:style>
    <style:style style:name="T18" style:family="text">
      <style:text-properties fo:color="#000000" style:font-name="Open Sans1" fo:font-style="normal" fo:font-weight="normal" officeooo:rsid="0042b7fd" style:font-style-asian="normal" style:font-weight-asian="normal" style:font-style-complex="normal" style:font-weight-complex="normal"/>
    </style:style>
    <style:style style:name="T19" style:family="text">
      <style:text-properties fo:color="#3465a4" fo:font-size="12pt" style:font-size-asian="11.4499998092651pt" style:font-size-complex="13.0500001907349pt"/>
    </style:style>
    <style:style style:name="T20" style:family="text">
      <style:text-properties fo:color="#3465a4" officeooo:rsid="00c0b096"/>
    </style:style>
    <style:style style:name="T21" style:family="text">
      <style:text-properties fo:color="#3465a4" officeooo:rsid="009bceca"/>
    </style:style>
    <style:style style:name="T22" style:family="text">
      <style:text-properties fo:color="#73d216" fo:font-size="12pt" style:font-size-asian="11.4499998092651pt" style:font-size-complex="13.0500001907349pt"/>
    </style:style>
    <style:style style:name="T23" style:family="text">
      <style:text-properties fo:color="#73d216" officeooo:rsid="00c0b096"/>
    </style:style>
    <style:style style:name="T24" style:family="text">
      <style:text-properties fo:color="#73d216" officeooo:rsid="009bceca"/>
    </style:style>
    <style:style style:name="T25" style:family="text">
      <style:text-properties fo:color="#edd400" fo:font-size="12pt" style:font-size-asian="11.4499998092651pt" style:font-size-complex="13.0500001907349pt"/>
    </style:style>
    <style:style style:name="T26" style:family="text">
      <style:text-properties fo:color="#edd400" officeooo:rsid="00c0b096"/>
    </style:style>
    <style:style style:name="T27" style:family="text">
      <style:text-properties fo:color="#edd400" officeooo:rsid="009bceca"/>
    </style:style>
    <style:style style:name="T28" style:family="text">
      <style:text-properties fo:color="#555753" fo:font-size="12pt" fo:font-style="normal" officeooo:rsid="0037a60d" style:font-size-asian="11.4499998092651pt" style:font-style-asian="normal" style:font-size-complex="13.0500001907349pt" style:font-style-complex="normal"/>
    </style:style>
    <style:style style:name="T29" style:family="text">
      <style:text-properties fo:color="#555753" fo:font-size="12pt" style:font-size-asian="11.4499998092651pt" style:font-size-complex="13.0500001907349pt"/>
    </style:style>
    <style:style style:name="T30" style:family="text">
      <style:text-properties fo:color="#555753" officeooo:rsid="00c0b096"/>
    </style:style>
    <style:style style:name="T31" style:family="text">
      <style:text-properties fo:color="#555753" fo:font-style="normal" officeooo:rsid="0037a60d" style:font-style-asian="normal" style:font-style-complex="normal"/>
    </style:style>
    <style:style style:name="T32" style:family="text">
      <style:text-properties fo:color="#555753" officeooo:rsid="009bceca"/>
    </style:style>
    <style:style style:name="T33" style:family="text">
      <style:text-properties fo:color="#cc0000" fo:font-size="12pt" style:font-size-asian="11.4499998092651pt" style:font-size-complex="13.0500001907349pt"/>
    </style:style>
    <style:style style:name="T34" style:family="text">
      <style:text-properties fo:color="#cc0000" officeooo:rsid="00c0b096"/>
    </style:style>
    <style:style style:name="T35" style:family="text">
      <style:text-properties fo:color="#cc0000" officeooo:rsid="009bceca"/>
    </style:style>
    <style:style style:name="T36" style:family="text">
      <style:text-properties fo:font-size="12pt" style:font-size-asian="11.4499998092651pt" style:font-size-complex="13.0500001907349pt"/>
    </style:style>
    <style:style style:name="T37" style:family="text">
      <style:text-properties fo:font-size="12pt" officeooo:rsid="00311b6f" style:font-size-asian="11.4499998092651pt" style:font-size-complex="13.0500001907349pt"/>
    </style:style>
    <style:style style:name="T38" style:family="text">
      <style:text-properties officeooo:rsid="0048354c"/>
    </style:style>
    <style:style style:name="T39" style:family="text">
      <style:text-properties officeooo:rsid="00a8af82"/>
    </style:style>
    <style:style style:name="T40" style:family="text">
      <style:text-properties officeooo:rsid="00c43247"/>
    </style:style>
    <style:style style:name="T41" style:family="text">
      <style:text-properties officeooo:rsid="009bceca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><text:span text:style-name="T1"><text:text-input text:description="">{{ workshop.Workshop }}</text:text-input></text:span><text:text-input text:description=""/></text:p>
      <text:p text:style-name="P95"/>
      <text:p text:style-name="P96">by</text:p>
      <text:p text:style-name="P97"/>
      <text:p text:style-name="P97"/>
      <text:p text:style-name="P97"><text:text-input text:description="">{{ workshop.Author }}</text:text-input></text:p>
      <text:p text:style-name="P97"/>
      <text:p text:style-name="P97"/>
      <text:p text:style-name="P97"/>
      <text:p text:style-name="P97"/>
      <text:p text:style-name="P97"/>
      <text:p text:style-name="P97"/>
      <text:p text:style-name="P98"><text:text-input text:description="">{{ workshop.Description|markdown }}</text:text-input></text:p>
      <text:p text:style-name="P102"><text:span text:style-name="T38"><text:text-input text:description="">{{ workshop.Workshop }}</text:text-input></text:span><text:s/>- <text:span text:style-name="T41">Schedule</text:span>:</text:p>
      <text:p text:style-name="P99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table:number-columns-spanned="3" office:value-type="string">
            <text:p text:style-name="P109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109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0"><text:span text:style-name="T7"><text:text-input text:description="">{{ block.Length }}</text:text-input></text:span><text:span text:style-name="T2">'</text:span></text:p>
          </table:table-cell>
          <table:table-cell table:style-name="Tabelle1.B3" office:value-type="string">
            <text:p text:style-name="P123"/>
          </table:table-cell>
          <table:table-cell table:style-name="Tabelle1.C3" office:value-type="string">
            <text:p text:style-name="P112"><text:text-input text:description="">{{ block.Title }}</text:text-input></text:p>
            <text:p text:style-name="P126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109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1"><text:span text:style-name="T7"><text:text-input text:description="">{{ block.Length }}</text:text-input></text:span><text:span text:style-name="T2">'</text:span></text:p>
          </table:table-cell>
          <table:table-cell table:style-name="Tabelle1.B6" office:value-type="string">
            <text:p text:style-name="P124"/>
          </table:table-cell>
          <table:table-cell table:style-name="Tabelle1.C3" office:value-type="string">
            <text:p text:style-name="P112"><text:text-input text:description="">{{ block.Title }}</text:text-input></text:p>
            <text:p text:style-name="P126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117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110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1"><text:span text:style-name="T7"><text:text-input text:description="">{{ block.Length }}</text:text-input></text:span><text:span text:style-name="T2">'</text:span></text:p>
          </table:table-cell>
          <table:table-cell table:style-name="Tabelle1.B9" office:value-type="string">
            <text:p text:style-name="P124"/>
          </table:table-cell>
          <table:table-cell table:style-name="Tabelle1.C3" office:value-type="string">
            <text:p text:style-name="P112"><text:text-input text:description="">{{ block.Title }}</text:text-input></text:p>
            <text:p text:style-name="P127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117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110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1.A12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2"><text:span text:style-name="T7"><text:text-input text:description="">{{ block.Length }}</text:text-input></text:span><text:span text:style-name="T2">'</text:span></text:p>
          </table:table-cell>
          <table:table-cell table:style-name="Tabelle1.B12" office:value-type="string">
            <text:p text:style-name="P125"/>
          </table:table-cell>
          <table:table-cell table:style-name="Tabelle1.C12" office:value-type="string">
            <text:p text:style-name="P114"><text:text-input text:description="">{{ block.Title }}</text:text-input></text:p>
            <text:p text:style-name="P128"><text:text-input text:description="">{{ block.Description }}</text:text-input></text:p>
          </table:table-cell>
        </table:table-row>
        <text:soft-page-break/>
        <table:table-row>
          <table:table-cell table:style-name="Tabelle1.A4" table:number-columns-spanned="3" office:value-type="string">
            <text:p text:style-name="P117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111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2"><text:span text:style-name="T7"><text:text-input text:description="">{{ block.Length }}</text:text-input></text:span><text:span text:style-name="T2">'</text:span></text:p>
          </table:table-cell>
          <table:table-cell table:style-name="Tabelle1.B15" office:value-type="string">
            <text:p text:style-name="P125"/>
          </table:table-cell>
          <table:table-cell table:style-name="Tabelle1.C3" office:value-type="string">
            <text:p text:style-name="P112"><text:text-input text:description="">{{ block.Title }}</text:text-input></text:p>
            <text:p text:style-name="P126"><text:text-input text:description="">{{ block.Description }}</text:text-input></text:p>
          </table:table-cell>
        </table:table-row>
        <table:table-row>
          <table:table-cell table:style-name="Tabelle1.A1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109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109"><text:text-input text:description="">{% endfor %}</text:text-input></text:p>
          </table:table-cell>
          <table:covered-table-cell/>
          <table:covered-table-cell/>
        </table:table-row>
      </table:table>
      <text:p text:style-name="P86"><text:span text:style-name="T41">Lengths</text:span>:</text:p>
      <text:p text:style-name="P86"/>
      <text:p text:style-name="P87"><text:text-input text:description="">{% for typ in workshop.Types %}</text:text-input></text:p>
      <text:p text:style-name="P89"><text:text-input text:description="">{% if typ == 'discussion' %}</text:text-input></text:p>
      <text:p text:style-name="P90"><text:span text:style-name="T35">Discussion</text:span><text:tab/><text:text-input text:description="">{{ workshop.Types[typ]['Length string'] }}</text:text-input> <text:s/>(<text:text-input text:description="">{{ workshop.Types[typ]['Length percentage'] }}</text:text-input>%)</text:p>
      <text:p text:style-name="P90"><text:text-input text:description="">{% elif typ == 'theory' %}</text:text-input></text:p>
      <text:p text:style-name="P90"><text:span text:style-name="T20">Theor</text:span><text:span text:style-name="T21">y</text:span><text:tab/><text:text-input text:description="">{{ workshop.Types[typ]['Length string'] }}</text:text-input> <text:s/>(<text:text-input text:description="">{{ workshop.Types[typ]['Length percentage'] }}</text:text-input>%)</text:p>
      <text:p text:style-name="P90"><text:text-input text:description="">{% elif typ == 'exercise' %}</text:text-input></text:p>
      <text:p text:style-name="P90"><text:span text:style-name="T24">Exercise</text:span><text:tab/><text:text-input text:description="">{{ workshop.Types[typ]['Length string'] }}</text:text-input> <text:s/>(<text:text-input text:description="">{{ workshop.Types[typ]['Length percentage'] }}</text:text-input>%)</text:p>
      <text:p text:style-name="P90"><text:text-input text:description="">{% elif typ == 'break' %}</text:text-input></text:p>
      <text:p text:style-name="P90"><text:span text:style-name="T27">Break</text:span><text:tab/><text:text-input text:description="">{{ workshop.Types[typ]['Length string'] }}</text:text-input> <text:s/>(<text:text-input text:description="">{{ workshop.Types[typ]['Length percentage'] }}</text:text-input>%)</text:p>
      <text:p text:style-name="P90"><text:text-input text:description="">{% else %}</text:text-input></text:p>
      <text:p text:style-name="P90"><text:span text:style-name="T32">Other</text:span><text:tab/><text:text-input text:description="">{{ workshop.Types[typ]['Length string'] }}</text:text-input> <text:s/>(<text:text-input text:description="">{{ workshop.Types[typ]['Length percentage'] }}</text:text-input>%)</text:p>
      <text:p text:style-name="P89"><text:text-input text:description="">{% endif %}</text:text-input></text:p>
      <text:p text:style-name="P87"><text:text-input text:description="">{% endfor %}</text:text-input></text:p>
      <text:p text:style-name="P88"><text:span text:style-name="T41">Total</text:span>:<text:tab/><text:text-input text:description="">{{ workshop['Length string'] }}</text:text-input></text:p>
      <text:p text:style-name="P93"/>
      <text:p text:style-name="P93"/>
      <text:p text:style-name="P100"><text:span text:style-name="T13">Needed</text:span><text:span text:style-name="T8"> </text:span><text:span text:style-name="T13">m</text:span><text:span text:style-name="T8">ateria</text:span><text:span text:style-name="T11">l</text:span><text:span text:style-name="T13">s</text:span><text:span text:style-name="T8">:</text:span></text:p>
      <text:p text:style-name="P91"/>
      <text:p text:style-name="P91"><text:text-input text:description="">{% for item in workshop.Materials %}</text:text-input></text:p>
      <text:p text:style-name="P101"><text:span text:style-name="T8">- </text:span><text:span text:style-name="T12"><text:text-input text:description="">{{ item }}</text:text-input></text:span><text:span text:style-name="T31"><text:s text:c="3"/></text:span><text:span text:style-name="T3">(</text:span><text:span text:style-name="T6">Needed</text:span><text:span text:style-name="T4"> in: </text:span><text:span text:style-name="T4"><text:text-input text:description="">{% for block in workshop.Materials[item] %}</text:text-input></text:span><text:span text:style-name="T4"><text:text-input text:description="">{{ block }}</text:text-input></text:span><text:span text:style-name="T4"><text:text-input text:description="">{{ ', ' if not loop.last }}</text:text-input></text:span><text:span text:style-name="T4"><text:text-input text:description="">{% endfor %}</text:text-input></text:span><text:span text:style-name="T3">)</text:span></text:p>
      <text:p text:style-name="P91"><text:text-input text:description="">{% endfor %}</text:text-input></text:p>
      <text:p text:style-name="P102"><text:span text:style-name="T10"><text:text-input text:description="">{{ workshop.Workshop }}</text:text-input></text:span><text:span text:style-name="T8"><text:s/>- </text:span><text:span text:style-name="T11">D</text:span><text:span text:style-name="T9">etails</text:span><text:span text:style-name="T8">:</text:span></text:p>
      <text:p text:style-name="P92"/>
      <text:p text:style-name="P131"><text:text-input text:description="">{% for block in blocks %}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>
          <table:table-cell table:style-name="Tabelle2.A1" table:number-columns-spanned="3" office:value-type="string">
            <text:p text:style-name="P109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0"><text:span text:style-name="T7"><text:text-input text:description="">{{ block.Length }}</text:text-input></text:span><text:span text:style-name="T2">'</text:span></text:p>
          </table:table-cell>
          <table:table-cell table:style-name="Tabelle2.B2" office:value-type="string">
            <text:p text:style-name="P123"/>
          </table:table-cell>
          <table:table-cell table:style-name="Tabelle2.C2" office:value-type="string">
            <text:p text:style-name="P113"><text:text-input text:description="">{{ block.Title }}</text:text-input></text:p>
            <text:p text:style-name="P118"><text:text-input text:description="">{% if (block.Material is defined) and block.Material %}</text:text-input></text:p>
            <text:p text:style-name="P108"><draw:frame draw:style-name="fr1" draw:name="Rahmen4" text:anchor-type="as-char" svg:width="5.001cm" draw:z-index="0"><draw:text-box fo:min-height="2cm"><text:p text:style-name="P37">MATERIAL</text:p><text:p text:style-name="P32"><text:text-input text:description="">{% for material in block.Material %}</text:text-input></text:p><text:list xml:id="list1349921148" text:style-name="L2"><text:list-item><text:p text:style-name="P107"><text:text-input text:description="">{{ material }}</text:text-input></text:p></text:list-item></text:list><text:p text:style-name="P33"><text:text-input text:description="">{% endfor %}</text:text-input></text:p></draw:text-box></draw:frame></text:p>
            <text:p text:style-name="P13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109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1"><text:span text:style-name="T7"><text:text-input text:description="">{{ block.Length }}</text:text-input></text:span><text:span text:style-name="T2">'</text:span></text:p>
          </table:table-cell>
          <table:table-cell table:style-name="Tabelle2.B5" office:value-type="string">
            <text:p text:style-name="P124"/>
          </table:table-cell>
          <table:table-cell table:style-name="Tabelle2.C2" office:value-type="string">
            <text:p text:style-name="P113"><text:text-input text:description="">{{ block.Title }}</text:text-input></text:p>
            <text:p text:style-name="P118"><text:text-input text:description="">{% if (block.Material is defined) and block.Material %}</text:text-input></text:p>
            <text:p text:style-name="P108"><draw:frame draw:style-name="fr1" draw:name="Rahmen3" text:anchor-type="as-char" svg:width="5.001cm" draw:z-index="1"><draw:text-box fo:min-height="2cm"><text:p text:style-name="P37">MATERIAL</text:p><text:p text:style-name="P32"><text:text-input text:description="">{% for material in block.Material %}</text:text-input></text:p><text:list xml:id="list163528411958873" text:continue-numbering="true" text:style-name="L2"><text:list-item><text:p text:style-name="P107"><text:text-input text:description="">{{ material }}</text:text-input></text:p></text:list-item></text:list><text:p text:style-name="P33"><text:text-input text:description="">{% endfor %}</text:text-input></text:p></draw:text-box></draw:frame></text:p>
            <text:p text:style-name="P13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117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110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1"><text:span text:style-name="T7"><text:text-input text:description="">{{ block.Length }}</text:text-input></text:span><text:span text:style-name="T2">'</text:span></text:p>
          </table:table-cell>
          <table:table-cell table:style-name="Tabelle2.B8" office:value-type="string">
            <text:p text:style-name="P124"/>
          </table:table-cell>
          <table:table-cell table:style-name="Tabelle2.C2" office:value-type="string">
            <text:p text:style-name="P113"><text:text-input text:description="">{{ block.Title }}</text:text-input></text:p>
            <text:p text:style-name="P118"><text:text-input text:description="">{% if (block.Material is defined) and block.Material %}</text:text-input></text:p>
            <text:p text:style-name="P108"><draw:frame draw:style-name="fr1" draw:name="Rahmen2" text:anchor-type="as-char" svg:width="5.001cm" draw:z-index="2"><draw:text-box fo:min-height="2cm"><text:p text:style-name="P37">MATERIAL</text:p><text:p text:style-name="P32"><text:text-input text:description="">{% for material in block.Material %}</text:text-input></text:p><text:list xml:id="list163526860772081" text:continue-numbering="true" text:style-name="L2"><text:list-item><text:p text:style-name="P107"><text:text-input text:description="">{{ material }}</text:text-input></text:p></text:list-item></text:list><text:p text:style-name="P33"><text:text-input text:description="">{% endfor %}</text:text-input></text:p></draw:text-box></draw:frame></text:p>
            <text:p text:style-name="P13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117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110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2.A11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2"><text:span text:style-name="T7"><text:text-input text:description="">{{ block.Length }}</text:text-input></text:span><text:span text:style-name="T2">'</text:span></text:p>
          </table:table-cell>
          <table:table-cell table:style-name="Tabelle2.B11" office:value-type="string">
            <text:p text:style-name="P125"/>
          </table:table-cell>
          <table:table-cell table:style-name="Tabelle2.C11" office:value-type="string">
            <text:p text:style-name="P115"><text:text-input text:description="">{{ block.Title }}</text:text-input></text:p>
            <text:p text:style-name="P118"><text:text-input text:description="">{% if (block.Material is defined) and block.Material %}</text:text-input></text:p>
            <text:p text:style-name="P108"><draw:frame draw:style-name="fr1" draw:name="Rahmen1" text:anchor-type="as-char" svg:width="5.001cm" draw:z-index="3"><draw:text-box fo:min-height="2cm"><text:p text:style-name="P37">MATERIAL</text:p><text:p text:style-name="P32"><text:text-input text:description="">{% for material in block.Material %}</text:text-input></text:p><text:list xml:id="list163527307085180" text:continue-numbering="true" text:style-name="L2"><text:list-item><text:p text:style-name="P107"><text:text-input text:description="">{{ material }}</text:text-input></text:p></text:list-item></text:list><text:p text:style-name="P33"><text:text-input text:description="">{% endfor %}</text:text-input></text:p></draw:text-box></draw:frame></text:p>
            <text:p text:style-name="P13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117"/>
          </table:table-cell>
          <table:covered-table-cell/>
          <table:covered-table-cell/>
        </table:table-row>
        <text:soft-page-break/>
        <table:table-row>
          <table:table-cell table:style-name="Tabelle2.A3" table:number-columns-spanned="3" office:value-type="string">
            <text:p text:style-name="P111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19"><text:text-input text:description="">{{ block['Start absolute string'] }}</text:text-input><text:s/>- <text:text-input text:description="">{{ block['End absolute string'] }}</text:text-input></text:p>
            <text:p text:style-name="P122"><text:span text:style-name="T7"><text:text-input text:description="">{{ block.Length }}</text:text-input></text:span><text:span text:style-name="T2">'</text:span></text:p>
          </table:table-cell>
          <table:table-cell table:style-name="Tabelle2.B14" office:value-type="string">
            <text:p text:style-name="P125"/>
          </table:table-cell>
          <table:table-cell table:style-name="Tabelle2.C2" office:value-type="string">
            <text:p text:style-name="P113"><text:text-input text:description="">{{ block.Title }}</text:text-input></text:p>
            <text:p text:style-name="P118"><text:text-input text:description="">{% if (block.Material is defined) and block.Material %}</text:text-input></text:p>
            <text:p text:style-name="P108"><draw:frame draw:style-name="fr1" draw:name="Materials" text:anchor-type="as-char" svg:width="5.001cm" draw:z-index="4"><draw:text-box fo:min-height="2cm"><text:p text:style-name="P37">MATERIAL</text:p><text:p text:style-name="P32"><text:text-input text:description="">{% for material in block.Material %}</text:text-input></text:p><text:list xml:id="list163526970712000" text:continue-numbering="true" text:style-name="L2"><text:list-item><text:p text:style-name="P107"><text:text-input text:description="">{{ material }}</text:text-input></text:p></text:list-item></text:list><text:p text:style-name="P33"><text:text-input text:description="">{% endfor %}</text:text-input></text:p></draw:text-box></draw:frame></text:p>
            <text:p text:style-name="P133"><text:text-input text:description="">{% endif %}</text:text-input></text:p>
          </table:table-cell>
        </table:table-row>
        <table:table-row>
          <table:table-cell table:style-name="Tabelle2.A1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elle2.A1" table:number-columns-spanned="3" office:value-type="string">
            <text:p text:style-name="P109"><text:text-input text:description="">{% endif %}</text:text-input></text:p>
          </table:table-cell>
          <table:covered-table-cell/>
          <table:covered-table-cell/>
        </table:table-row>
      </table:table>
      <text:p text:style-name="P105"><text:text-input text:description="">{% if (block.Description is defined) and block.Description %}</text:text-input></text:p>
      <text:p text:style-name="P105"><text:text-input text:description="">{{ block.Description|markdown }}</text:text-input></text:p>
      <text:p text:style-name="P105"/>
      <text:p text:style-name="P105"><text:text-input text:description="">{% endif %}</text:text-input></text:p>
      <text:p text:style-name="P105"><text:text-input text:description="">{% if (block.Goal is defined) and block.Goal %}</text:text-input></text:p>
      <text:p text:style-name="P104">GOAL</text:p>
      <text:p text:style-name="P105"><text:text-input text:description="">{{ block.Goal|markdown }}</text:text-input></text:p>
      <text:p text:style-name="P105"/>
      <text:p text:style-name="P105"><text:text-input text:description="">{% endif %}</text:text-input></text:p>
      <text:p text:style-name="P105"><text:text-input text:description="">{% if (block.Instructions is defined) and block.Instructions %}</text:text-input></text:p>
      <text:p text:style-name="P104">INSTRUCTIONS</text:p>
      <text:p text:style-name="P105"><text:text-input text:description="">{{ block.Instructions|markdown }}</text:text-input></text:p>
      <text:p text:style-name="P105"/>
      <text:p text:style-name="P105"><text:text-input text:description="">{% endif %}</text:text-input></text:p>
      <text:p text:style-name="P105"><text:span text:style-name="T14"><text:text-input text:description="">{% endfor %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Verdana" svg:font-family="Verdana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49M11S</meta:editing-duration>
    <meta:editing-cycles>159</meta:editing-cycles>
    <meta:generator>LibreOffice/6.0.6.2$Linux_X86_64 LibreOffice_project/00m0$Build-2</meta:generator>
    <meta:initial-creator>Manuel Senfft</meta:initial-creator>
    <dc:date>2018-09-05T16:35:25.880933693</dc:date>
    <dc:creator>Manuel Senfft</dc:creator>
    <meta:document-statistic meta:table-count="2" meta:image-count="0" meta:object-count="0" meta:page-count="7" meta:paragraph-count="123" meta:word-count="857" meta:character-count="3907" meta:non-whitespace-character-count="3444"/>
    <meta:template xlink:type="simple" xlink:actuate="onRequest" xlink:title="Standard-Text" xlink:href="file:///home/manu/.config/libreoffice/4/user/template/Standard-Text.ott" meta:date="2018-09-04T10:27:18.005858391"/>
  </office:meta>
</office:document-meta>
</file>